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8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9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28fb61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1" style:family="paragraph" style:parent-style-name="Standard">
      <style:text-properties officeooo:rsid="0dde9a1c" officeooo:paragraph-rsid="0ddfbc49"/>
    </style:style>
    <style:style style:name="P62" style:family="paragraph" style:parent-style-name="Footnote">
      <style:text-properties officeooo:rsid="043ccc66" officeooo:paragraph-rsid="0dca2508"/>
    </style:style>
    <style:style style:name="P63" style:family="paragraph" style:parent-style-name="Footnote">
      <style:text-properties officeooo:rsid="043ccc66" officeooo:paragraph-rsid="0e5afad8"/>
    </style:style>
    <style:style style:name="P64" style:family="paragraph" style:parent-style-name="Standard">
      <style:text-properties officeooo:paragraph-rsid="0e153b91"/>
    </style:style>
    <style:style style:name="P65" style:family="paragraph" style:parent-style-name="Standard">
      <style:text-properties officeooo:paragraph-rsid="0e26e14b"/>
    </style:style>
    <style:style style:name="P66" style:family="paragraph" style:parent-style-name="Standard">
      <style:text-properties officeooo:paragraph-rsid="0e5c6890"/>
    </style:style>
    <style:style style:name="P67" style:family="paragraph" style:parent-style-name="Footnote">
      <style:text-properties officeooo:paragraph-rsid="0e72255e"/>
    </style:style>
    <style:style style:name="P68" style:family="paragraph" style:parent-style-name="Footnote">
      <style:text-properties officeooo:paragraph-rsid="0e81bf91"/>
    </style:style>
    <style:style style:name="P69" style:family="paragraph" style:parent-style-name="Footnote">
      <style:text-properties officeooo:paragraph-rsid="0e9381e6"/>
    </style:style>
    <style:style style:name="P70" style:family="paragraph" style:parent-style-name="Footnote">
      <style:text-properties officeooo:paragraph-rsid="0ea78533"/>
    </style:style>
    <style:style style:name="P71" style:family="paragraph" style:parent-style-name="Footnote">
      <style:text-properties officeooo:paragraph-rsid="0ead3525"/>
    </style:style>
    <style:style style:name="P72" style:family="paragraph" style:parent-style-name="Footnote">
      <style:text-properties officeooo:paragraph-rsid="0ef98af7"/>
    </style:style>
    <style:style style:name="P73" style:family="paragraph" style:parent-style-name="Footnote">
      <style:text-properties officeooo:paragraph-rsid="0f01ec83"/>
    </style:style>
    <style:style style:name="P74" style:family="paragraph" style:parent-style-name="Footnote">
      <style:text-properties officeooo:paragraph-rsid="0f05db4d"/>
    </style:style>
    <style:style style:name="P75" style:family="paragraph" style:parent-style-name="Standard">
      <style:text-properties officeooo:paragraph-rsid="0f1c472f"/>
    </style:style>
    <style:style style:name="P76" style:family="paragraph" style:parent-style-name="Standard">
      <style:text-properties officeooo:paragraph-rsid="0f28fb61"/>
    </style:style>
    <style:style style:name="P77" style:family="paragraph" style:parent-style-name="Standard">
      <style:text-properties officeooo:paragraph-rsid="0f41fd77"/>
    </style:style>
    <style:style style:name="P78" style:family="paragraph" style:parent-style-name="Standard">
      <style:text-properties officeooo:paragraph-rsid="0f430ec2"/>
    </style:style>
    <style:style style:name="P79" style:family="paragraph" style:parent-style-name="Standard">
      <style:text-properties officeooo:paragraph-rsid="0f4d8759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5f1cf7"/>
    </style:style>
    <style:style style:name="P82" style:family="paragraph" style:parent-style-name="Standard">
      <style:paragraph-properties fo:text-align="center" style:justify-single-word="false"/>
      <style:text-properties officeooo:paragraph-rsid="0eb4913f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Standard">
      <style:text-properties officeooo:paragraph-rsid="0ef8a941"/>
    </style:style>
    <style:style style:name="P90" style:family="paragraph" style:parent-style-name="Standard">
      <style:text-properties officeooo:paragraph-rsid="0cb27039"/>
    </style:style>
    <style:style style:name="P91" style:family="paragraph" style:parent-style-name="Standard">
      <style:text-properties officeooo:paragraph-rsid="0ea9445c"/>
    </style:style>
    <style:style style:name="P92" style:family="paragraph" style:parent-style-name="Standard">
      <style:text-properties officeooo:paragraph-rsid="0f449ce3"/>
    </style:style>
    <style:style style:name="P93" style:family="paragraph" style:parent-style-name="Standard">
      <style:text-properties officeooo:paragraph-rsid="0d2e61eb"/>
    </style:style>
    <style:style style:name="P94" style:family="paragraph" style:parent-style-name="Standard">
      <style:text-properties officeooo:paragraph-rsid="0f4eeba0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break-before="page"/>
      <style:text-properties officeooo:paragraph-rsid="0b0ddd8e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text-underline-style="none"/>
    </style:style>
    <style:style style:name="T197" style:family="text">
      <style:text-properties fo:color="#000000" loext:opacity="100%" style:text-line-through-style="none" style:text-line-through-type="none" style:text-underline-style="none" officeooo:rsid="01657261"/>
    </style:style>
    <style:style style:name="T198" style:family="text">
      <style:text-properties fo:color="#000000" loext:opacity="100%" style:text-line-through-style="none" style:text-line-through-type="none" style:text-underline-style="none" officeooo:rsid="0382ccb7"/>
    </style:style>
    <style:style style:name="T199" style:family="text">
      <style:text-properties fo:color="#000000" loext:opacity="100%" style:text-line-through-style="none" style:text-line-through-type="none" style:text-underline-style="none" officeooo:rsid="0f486fef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4" style:family="text">
      <style:text-properties fo:color="#000000" loext:opacity="100%" style:font-name="Liberation Sans" fo:font-size="12pt" style:font-size-asian="12pt" style:font-size-complex="12pt"/>
    </style:style>
    <style:style style:name="T2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style:font-size-asian="12pt" style:font-size-complex="12pt"/>
    </style:style>
    <style:style style:name="T339" style:family="text">
      <style:text-properties style:use-window-font-color="true" loext:opacity="0%" style:font-name="Liberation Sans" officeooo:rsid="0efd8e5c"/>
    </style:style>
    <style:style style:name="T34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2" style:family="text">
      <style:text-properties officeooo:rsid="04473353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officeooo:rsid="0aace3cd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e5635a7"/>
    </style:style>
    <style:style style:name="T349" style:family="text">
      <style:text-properties officeooo:rsid="0e56c5f4"/>
    </style:style>
    <style:style style:name="T350" style:family="text">
      <style:text-properties officeooo:rsid="0e80285f"/>
    </style:style>
    <style:style style:name="T351" style:family="text">
      <style:text-properties officeooo:rsid="0e838e2a"/>
    </style:style>
    <style:style style:name="T352" style:family="text">
      <style:text-properties officeooo:rsid="0e83c34e"/>
    </style:style>
    <style:style style:name="T353" style:family="text">
      <style:text-properties officeooo:rsid="0ee1abbb"/>
    </style:style>
    <style:style style:name="T3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7" style:family="text">
      <style:text-properties officeooo:rsid="0f0ca65a"/>
    </style:style>
    <style:style style:name="T358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221">C</text:span></text:span><text:span text:style-name="Strong_20_Emphasis"><text:span text:style-name="T220">hecklist voor </text:span></text:span><text:span text:style-name="Strong_20_Emphasis"><text:span text:style-name="T222">de installatie</text:span></text:span><text:span text:style-name="Strong_20_Emphasis"><text:span text:style-name="T220"> van </text:span></text:span><text:span text:style-name="Strong_20_Emphasis"><text:span text:style-name="T220"><text:user-field-get text:name="Distro">Ubuntu</text:user-field-get></text:span></text:span><text:span text:style-name="Strong_20_Emphasis"><text:span text:style-name="T220"><text:s/></text:span></text:span><text:span text:style-name="Strong_20_Emphasis"><text:span text:style-name="T228"><text:user-field-get text:name="Version">22.04</text:user-field-get></text:span></text:span><text:span text:style-name="Strong_20_Emphasis"><text:span text:style-name="T224"><text:s/></text:span></text:span><text:span text:style-name="Strong_20_Emphasis"><text:span text:style-name="T225">LTS</text:span></text:span><text:span text:style-name="Strong_20_Emphasis"><text:span text:style-name="T225"><text:note text:id="ftn1" text:note-class="footnote"><text:note-citation>1</text:note-citation><text:note-body><text:p text:style-name="P74"><text:span text:style-name="T261">LTS</text:span><text:span text:style-name="T269"> </text:span><text:span text:style-name="T270">staat voor</text:span><text:span text:style-name="T268"> </text:span><text:span text:style-name="T261">Long-Term Support, langetermijnondersteuning, </text:span><text:span text:style-name="T271">en </text:span><text:span text:style-name="T272">d</text:span><text:span text:style-name="T271">eze </text:span><text:span text:style-name="Strong_20_Emphasis"><text:span text:style-name="T278"><text:user-field-get text:name="Distro">Ubuntu</text:user-field-get></text:span></text:span><text:span text:style-name="T271"><text:s/></text:span><text:span text:style-name="T279"><text:user-field-get text:name="Version">22.04</text:user-field-get></text:span><text:span text:style-name="T279"><text:s/></text:span><text:span text:style-name="T271">LTS </text:span><text:span text:style-name="T273">(codenaam </text:span><text:span text:style-name="T277">j</text:span><text:span text:style-name="T354">ammy</text:span><text:span text:style-name="T273">) </text:span><text:span text:style-name="T270">van</text:span><text:span text:style-name="T267"> </text:span><text:span text:style-name="T265">april</text:span><text:span text:style-name="T263"> </text:span><text:span text:style-name="Strong_20_Emphasis"><text:span text:style-name="T145"><text:user-field-get style:data-style-name="N0" text:name="Releaseyear">2022</text:user-field-get></text:span></text:span><text:span text:style-name="T265"><text:s/></text:span><text:span text:style-name="T261">wordt </text:span><text:span text:style-name="T262">vijf</text:span><text:span text:style-name="T261"> jaar onder</text:span><text:span text:style-name="T276">steund</text:span><text:span text:style-name="T266"> </text:span><text:span text:style-name="T261">tot </text:span><text:span text:style-name="T265">april</text:span><text:span text:style-name="T260"> </text:span><text:span text:style-name="T261">202</text:span><text:span text:style-name="T265">7</text:span><text:span text:style-name="T264">.</text:span></text:p></text:note-body></text:note></text:span></text:span><text:span text:style-name="Strong_20_Emphasis"><text:span text:style-name="T226"> </text:span></text:span><text:span text:style-name="Strong_20_Emphasis"><text:span text:style-name="T227"><text:user-field-get text:name="Edition">desktop</text:user-field-get></text:span></text:span><text:span text:style-name="Strong_20_Emphasis"><text:span text:style-name="T223">.</text:span></text:span></text:p>
      <text:p text:style-name="P10"/>
      <text:p text:style-name="P64"><text:span text:style-name="T49">Kijk op</text:span><text:span text:style-name="T220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20"> </text:span><text:span text:style-name="T304">voor</text:span><text:span text:style-name="T305"> </text:span><text:span text:style-name="T306">deze en andere </text:span><text:span text:style-name="T307">Linux documenten</text:span><text:span text:style-name="T54">, scripts, </text:span><text:span text:style-name="T55">en informatie</text:span><text:span text:style-name="T54">.</text:span></text:p>
      <text:p text:style-name="P11"/>
      <text:p text:style-name="P47"><text:span text:style-name="T44">D</text:span><text:span text:style-name="T43">it is een invulbare PD</text:span><text:span text:style-name="T45">F</text:span><text:span text:style-name="T43"> met </text:span><text:span text:style-name="Strong_20_Emphasis"><text:span text:style-name="T61">tekst</text:span></text:span><text:span text:style-name="T43">- en</text:span><text:span text:style-name="Strong_20_Emphasis"><text:span text:style-name="T60"> </text:span></text:span><text:span text:style-name="Strong_20_Emphasis"><text:span text:style-name="T109"><draw:control text:anchor-type="as-char" draw:z-index="17" draw:name="Vorm3_ 1" draw:style-name="gr1" draw:text-style-name="P101" svg:width="0.35cm" svg:height="0.35cm" draw:control="control18"/></text:span></text:span><text:span text:style-name="T43"><text:s/>keuzevakken; </text:span><text:span text:style-name="T46">a</text:span><text:span text:style-name="T43">fdrukken is niet noodzakelijk.</text:span></text:p>
      <text:p text:style-name="P12"/>
      <text:p text:style-name="P18"><text:span text:style-name="T22">Vul </text:span><text:span text:style-name="T21">achter</text:span><text:span text:style-name="T16"> de </text:span><text:span text:style-name="Definition"><text:span text:style-name="T357">ONDERSTREEPTE</text:span></text:span><text:span text:style-name="T1"> </text:span><text:span text:style-name="T17">woorden</text:span><text:span text:style-name="T16"> het</text:span><text:span text:style-name="Strong_20_Emphasis"><text:span text:style-name="T287"> </text:span></text:span><text:span text:style-name="Strong_20_Emphasis"><text:span text:style-name="T288">tekstvak</text:span></text:span><text:span text:style-name="T17"> </text:span><text:span text:style-name="T22">in,</text:span><text:span text:style-name="T17"> </text:span><text:span text:style-name="T308">zie </text:span><text:span text:style-name="T339">[</text:span><text:span text:style-name="T308">toelichting</text:span><text:span text:style-name="T339">]</text:span><text:span text:style-name="T17">:</text:span></text:p>
      <text:p text:style-name="P2"><text:span text:style-name="Definition"><text:span text:style-name="T26">GEBRUIKER</text:span></text:span><text:span text:style-name="T315"><text:tab/><text:tab/></text:span><text:span text:style-name="T338"> <text:tab/><text:tab/></text:span><text:span text:style-name="T316"><draw:control text:anchor-type="as-char" svg:y="-0.429cm" draw:z-index="6" draw:name="Gebruiker" draw:style-name="gr2" draw:text-style-name="P102" svg:width="6.002cm" svg:height="0.6cm" draw:control="control7"><svg:title>Gebruiker</svg:title><svg:desc>Volledige naam, bijv. Jan Stek</svg:desc></draw:control></text:span><text:span text:style-name="T316"><text:tab/></text:span><text:span text:style-name="T317">[</text:span><text:span text:style-name="T311">volledige naam, bijv. </text:span><text:span text:style-name="T312">J</text:span><text:span text:style-name="T336">a</text:span><text:span text:style-name="T312">n </text:span><text:span text:style-name="T336">Jansen</text:span><text:span text:style-name="T337">]</text:span></text:p>
      <text:p text:style-name="P75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16" draw:name="Gberuikersnaam 2" draw:style-name="gr2" draw:text-style-name="P102" svg:width="6.002cm" svg:height="0.6cm" draw:control="control17"><svg:title>Gebruikersnaam</svg:title><svg:desc>Korte naam, bijv. jan</svg:desc></draw:control></text:span><text:span text:style-name="T309"><text:tab/></text:span><text:span text:style-name="T9">[</text:span><text:span text:style-name="T8">korte naam, bijv. </text:span><text:span text:style-name="T234">j</text:span><text:span text:style-name="T235">a</text:span><text:span text:style-name="T234">n</text:span><text:span text:style-name="T236">]</text:span></text:p>
      <text:p text:style-name="P7"><text:span text:style-name="Definition">COMPUTERNAAM</text:span><text:span text:style-name="T318"><text:tab/><text:tab/></text:span><draw:control text:anchor-type="as-char" svg:y="-0.429cm" draw:z-index="7" draw:name="Computernaam" draw:style-name="gr2" draw:text-style-name="P102" svg:width="6.002cm" svg:height="0.6cm" draw:control="control8"><svg:title>Computernaam</svg:title><svg:desc>Unieke naam van de computer</svg:desc></draw:control><text:tab/><text:span text:style-name="T324">[</text:span><text:span text:style-name="T320">naam van de compute</text:span><text:span text:style-name="T321">r, </text:span><text:span text:style-name="T322">bijv. </text:span><text:span text:style-name="T323">pc02</text:span><text:span text:style-name="T324">]</text:span></text:p>
      <text:p text:style-name="P1"><text:span text:style-name="Definition">OPSTARTMEnU</text:span><text:span text:style-name="T316"><text:tab/><text:tab/><text:tab/></text:span><text:span text:style-name="T316"><draw:control text:anchor-type="as-char" svg:y="-0.429cm" draw:z-index="8" draw:name="Opstartmenu" draw:style-name="gr2" draw:text-style-name="P102" svg:width="6.002cm" svg:height="0.6cm" draw:control="control9"><svg:title>Opstartmenu</svg:title><svg:desc>Toets voor het opstartmenu ("bootmenu")</svg:desc></draw:control></text:span><text:span text:style-name="T316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6"><text:span text:style-name="Definition"><text:span text:style-name="T319">INSTELLINGE</text:span></text:span><text:span text:style-name="Definition">N</text:span><text:span text:style-name="T319"> <text:tab/><text:tab/><text:tab/></text:span><text:span text:style-name="T319"><draw:control text:anchor-type="as-char" svg:y="-0.429cm" draw:z-index="5" draw:name="Instellingen" draw:style-name="gr2" draw:text-style-name="P102" svg:width="6.002cm" svg:height="0.6cm" draw:control="control6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"><text:span text:style-name="Definition"><text:span text:style-name="T328">GEBRUIKER2</text:span></text:span><text:span text:style-name="T327"><text:tab/></text:span><text:span text:style-name="T338"> <text:tab/><text:tab/></text:span><text:span text:style-name="T316"><draw:control text:anchor-type="as-char" svg:y="-0.429cm" draw:z-index="13" draw:name="Gebruiker 1" draw:style-name="gr2" draw:text-style-name="P102" svg:width="6.002cm" svg:height="0.6cm" draw:control="control14"><svg:title>Gebruiker</svg:title><svg:desc>Volledige naam, bijv. Jan Stek</svg:desc></draw:control></text:span><text:span text:style-name="T316"><text:tab/></text:span><text:span text:style-name="T317">[</text:span><text:span text:style-name="T311">volledige naam </text:span><text:span text:style-name="T313">evt. 2</text:span><text:span text:style-name="T340">e</text:span><text:span text:style-name="T313"> gebruiker</text:span><text:span text:style-name="T314">]</text:span></text:p>
      <text:p text:style-name="P65"><text:span text:style-name="Definition"><text:span text:style-name="T328">GEBRUIKERSN</text:span></text:span><text:span text:style-name="Definition"><text:span text:style-name="T329">aa</text:span></text:span><text:span text:style-name="Definition"><text:span text:style-name="T328">M2</text:span></text:span><text:span text:style-name="Definition"><text:span text:style-name="T332"><text:tab/></text:span></text:span><text:span text:style-name="T309"><draw:control text:anchor-type="as-char" svg:y="-0.429cm" draw:z-index="14" draw:name="Gberuikersnaam 1" draw:style-name="gr2" draw:text-style-name="P102" svg:width="6.002cm" svg:height="0.6cm" draw:control="control15"><svg:title>Gebruikersnaam</svg:title><svg:desc>Korte naam, bijv. jan</svg:desc></draw:control></text:span><text:span text:style-name="T309"><text:tab/></text:span><text:span text:style-name="T331">[</text:span><text:span text:style-name="T330">korte naam</text:span><text:span text:style-name="T333"> </text:span><text:span text:style-name="T334">evt. 2</text:span><text:span text:style-name="T341">e</text:span><text:span text:style-name="T334"> gebruiker</text:span><text:span text:style-name="T335">]</text:span></text:p>
      <text:p text:style-name="P8"><text:span text:style-name="T237">Vervang </text:span><text:span text:style-name="T244">de</text:span><text:span text:style-name="T237"> </text:span><text:span text:style-name="Definition"><text:span text:style-name="T27">ONDERSTREEPTE</text:span></text:span><text:span text:style-name="T237"> </text:span><text:span text:style-name="T238">woorden </text:span><text:span text:style-name="T237">in deze checklist door </text:span><text:span text:style-name="T244">d</text:span><text:span text:style-name="T245">i</text:span><text:span text:style-name="T244">e </text:span><text:span text:style-name="T243">in </text:span><text:span text:style-name="T245">het</text:span><text:span text:style-name="Strong_20_Emphasis"><text:span text:style-name="T78"> </text:span></text:span><text:span text:style-name="Strong_20_Emphasis"><text:span text:style-name="T102">tekstvak</text:span></text:span><text:span text:style-name="T237">.</text:span></text:p>
      <text:p text:style-name="P5"/>
      <text:p text:style-name="P5"/>
      <text:p text:style-name="P4"><text:span text:style-name="T249">Nog niet op Linux?</text:span><text:span text:style-name="T239"><text:tab/></text:span><text:span text:style-name="T246"><text:tab/></text:span><text:span text:style-name="T247">G</text:span><text:span text:style-name="T240">ebruik </text:span><text:span text:style-name="Strong_20_Emphasis"><text:span text:style-name="T250">Checklist migratie</text:span></text:span><text:span text:style-name="T240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1"> onder </text:span><text:span text:style-name="T248">Linux</text:span><text:span text:style-name="T242">.</text:span></text:p>
      <text:p text:style-name="P46"><text:span text:style-name="T209">Nieuwe installatie?</text:span><text:span text:style-name="T204"><text:tab/></text:span><text:span text:style-name="T206"></text:span><text:span text:style-name="T208"><text:tab/></text:span><text:span text:style-name="T207">B</text:span><text:span text:style-name="T204">egin bij hoofdstuk </text:span><text:span text:style-name="T209"><text:bookmark-ref text:reference-format="page" text:ref-name="__RefNumPara__4009_1271708128">2</text:bookmark-ref></text:span><text:span text:style-name="T204"><text:s text:c="2"/></text:span><text:span text:style-name="T210"><text:bookmark-ref text:reference-format="text" text:ref-name="__RefNumPara__4009_1271708128">Installatie uitvoeren</text:bookmark-ref></text:span><text:span text:style-name="T205">.</text:span></text:p>
      <text:p text:style-name="P30"/>
      <text:p text:style-name="P30"/>
      <text:list xml:id="list4021112260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108"><draw:control text:anchor-type="as-char" draw:z-index="11" draw:name="Vorm3_0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108"><draw:control text:anchor-type="as-char" draw:z-index="19" draw:name="Vorm3_ 2" draw:style-name="gr1" draw:text-style-name="P101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2"><text:span text:style-name="User_20_Entry"><text:span text:style-name="T144">E</text:span></text:span><text:span text:style-name="User_20_Entry"><text:span text:style-name="T189">v</text:span></text:span><text:span text:style-name="User_20_Entry"><text:span text:style-name="T190">en</text:span></text:span><text:span text:style-name="User_20_Entry"><text:span text:style-name="T192">t</text:span></text:span><text:span text:style-name="User_20_Entry"><text:span text:style-name="T193">uele </text:span></text:span><text:span text:style-name="User_20_Entry"><text:span text:style-name="T194">extra </text:span></text:span><text:span text:style-name="Definition"><text:span text:style-name="T355">gebruiker</text:span></text:span><text:span text:style-name="User_20_Entry"><text:span text:style-name="T178">s</text:span></text:span><text:span text:style-name="User_20_Entry"><text:span text:style-name="T194"> aanmelden </text:span></text:span><text:span text:style-name="User_20_Entry"><text:span text:style-name="T195">en dezelfde stappen uitvoeren</text:span></text:span><text:span text:style-name="User_20_Entry"><text:span text:style-name="T191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110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10"><draw:control text:anchor-type="as-char" draw:z-index="20" draw:name="Vorm 2" draw:style-name="gr1" draw:text-style-name="P101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6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71"><text:span text:style-name="T351">Debian-</text:span><text:span text:style-name="T352">p</text:span>akket kz plaatst documenten en scripts van Karel Zimmer <text:span text:style-name="T350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7"><text:span text:style-name="Strong_20_Emphasis"><text:span text:style-name="T104">D</text:span></text:span><text:span text:style-name="Strong_20_Emphasis"><text:span text:style-name="T78">ruk op de </text:span></text:span><text:span text:style-name="Strong_20_Emphasis"><text:span text:style-name="T75">Super</text:span></text:span><text:span text:style-name="Strong_20_Emphasis"><text:span text:style-name="T78">-toets</text:span></text:span><text:span text:style-name="Strong_20_Emphasis"><text:span text:style-name="T48"><text:note text:id="ftn4" text:note-class="footnote"><text:note-citation>4</text:note-citation><text:note-body><text:p text:style-name="P73"><text:span text:style-name="T203">D</text:span>e <text:span text:style-name="T347">Super</text:span>-toets <text:span text:style-name="T274">is de Windows-toets, Command-toets </text:span><text:span text:style-name="T275">(Apple)</text:span><text:span text:style-name="T274">, of Vergrootglas-toets </text:span><text:span text:style-name="T275">(Chromebook)</text:span><text:span text:style-name="T274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1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63"/></text:span></text:p>
          </table:table-cell>
          <table:table-cell table:style-name="_31_._5f_Installatie_5f_voorbereiden.D5" office:value-type="string">
            <text:p text:style-name="P54"><text:span text:style-name="T3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68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8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110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10"><draw:control text:anchor-type="as-char" draw:z-index="21" draw:name="Vorm 7" draw:style-name="gr1" draw:text-style-name="P101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57"><text:span text:style-name="Strong_20_Emphasis"><text:span text:style-name="T7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1" office:value-type="string">
            <text:p text:style-name="P78"><text:span text:style-name="Strong_20_Emphasis"><text:span text:style-name="T104">D</text:span></text:span><text:span text:style-name="Strong_20_Emphasis"><text:span text:style-name="T73">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72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15">men</text:span></text:span><text:span text:style-name="Strong_20_Emphasis"><text:span text:style-name="T116">u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</text:span></text:span><text:span text:style-name="Strong_20_Emphasis"><text:span text:style-name="T111"> </text:span></text:span><text:span text:style-name="Strong_20_Emphasis"><text:span text:style-name="T129">Installatiem</text:span></text:span><text:span text:style-name="Strong_20_Emphasis"><text:span text:style-name="T130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3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81">K</text:span></text:span><text:span text:style-name="Strong_20_Emphasis"><text:span text:style-name="T82">ie</text:span></text:span><text:span text:style-name="Strong_20_Emphasis"><text:span text:style-name="T83">s</text:span></text:span><text:span text:style-name="Strong_20_Emphasis"><text:span text:style-name="T71"> </text:span></text:span><text:span text:style-name="Strong_20_Emphasis"><text:span text:style-name="T131">1</text:span></text:span><text:span text:style-name="Strong_20_Emphasis"><text:span text:style-name="T132"> </text:span></text:span><text:span text:style-name="Strong_20_Emphasis"><text:span text:style-name="T133">In</text:span></text:span><text:span text:style-name="Strong_20_Emphasis"><text:span text:style-name="T126">stallatie voorbereiden</text:span></text:span><text:span text:style-name="Strong_20_Emphasis"><text:span text:style-name="T8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2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3" office:value-type="string">
            <text:p text:style-name="P59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14"/>
      <text:list xml:id="list112308045610497" text:continue-numbering="true" text:style-name="L1">
        <text:list-item>
          <text:p text:style-name="P98"><text:bookmark-start text:name="__RefNumPara__4009_1271708128"/><text:span text:style-name="Strong_20_Emphasis"><text:span text:style-name="T251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10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254">Start de computer op vanaf </text:span><text:span text:style-name="T258">een </text:span><text:span text:style-name="Strong_20_Emphasis"><text:span text:style-name="T232"><text:user-field-get text:name="Distro">Ubuntu</text:user-field-get></text:span></text:span><text:span text:style-name="T253"><text:s/></text:span><text:span text:style-name="T233"><text:user-field-get text:name="Version">22.04</text:user-field-get></text:span><text:span text:style-name="T139"><text:s/>Live</text:span><text:span text:style-name="T139"><text:note text:id="ftn5" text:note-class="footnote"><text:note-citation>1</text:note-citation><text:note-body><text:p text:style-name="P72"><text:span text:style-name="T342">Vanaf ee</text:span>n Live <text:span text:style-name="T353">usb</text:span><text:span text:style-name="T346">-stick </text:span><text:span text:style-name="T348">(</text:span><text:span text:style-name="T346">of </text:span><text:span text:style-name="T349">dvd</text:span><text:span text:style-name="T348">)</text:span><text:span text:style-name="T24"> </text:span>kunt <text:span text:style-name="T342">u opstarten en</text:span> <text:span text:style-name="T18">met </text:span><text:span text:style-name="Strong_20_Emphasis"><text:span text:style-name="T278"><text:user-field-get text:name="Distro">Ubuntu</text:user-field-get></text:span></text:span><text:span text:style-name="Strong_20_Emphasis"><text:span text:style-name="T278"><text:s/></text:span></text:span>werken zonder deze te installeren.</text:p></text:note-body></text:note></text:span><text:span text:style-name="T139"> </text:span><text:span text:style-name="T140">usb</text:span><text:span text:style-name="T141">-stick</text:span><text:span text:style-name="T141"><text:note text:id="ftn6" text:note-class="footnote"><text:note-citation>2</text:note-citation><text:note-body><text:p text:style-name="P70"><text:span text:style-name="Strong_20_Emphasis"><text:span text:style-name="T146">Download </text:span></text:span><text:span text:style-name="Strong_20_Emphasis"><text:span text:style-name="T147">een </text:span></text:span><text:span text:style-name="Strong_20_Emphasis"><text:span text:style-name="T148">cd</text:span></text:span><text:span text:style-name="Strong_20_Emphasis"><text:span text:style-name="T174">-beeldbestand</text:span></text:span><text:span text:style-name="Strong_20_Emphasis"><text:span text:style-name="T149"> </text:span></text:span><text:span text:style-name="Strong_20_Emphasis"><text:span text:style-name="T150">(.iso) </text:span></text:span><text:span text:style-name="Strong_20_Emphasis"><text:span text:style-name="T149">vanaf </text:span></text:span><text:a xlink:type="simple" xlink:href="https://nl.releases.ubuntu.com/" text:style-name="Internet_20_link" text:visited-style-name="Visited_20_Internet_20_Link"><text:span text:style-name="Strong_20_Emphasis"><text:span text:style-name="T344">nl.releases.ubuntu.com</text:span></text:span></text:a><text:span text:style-name="Strong_20_Emphasis"><text:span text:style-name="T149">, </text:span></text:span><text:span text:style-name="Strong_20_Emphasis"><text:span text:style-name="T151">klik op</text:span></text:span><text:span text:style-name="Strong_20_Emphasis"><text:span text:style-name="T152"> </text:span></text:span><text:span text:style-name="Strong_20_Emphasis"><text:span text:style-name="T180">Ubuntu 2</text:span></text:span><text:span text:style-name="Strong_20_Emphasis"><text:span text:style-name="T181">2</text:span></text:span><text:span text:style-name="Strong_20_Emphasis"><text:span text:style-name="T180">.04... LTS (Jammy Jellyfish)</text:span></text:span><text:span text:style-name="Strong_20_Emphasis"><text:span text:style-name="T152">, </text:span></text:span><text:span text:style-name="Strong_20_Emphasis"><text:span text:style-name="T153">en </text:span></text:span><text:span text:style-name="Strong_20_Emphasis"><text:span text:style-name="T151">klik </text:span></text:span><text:span text:style-name="Strong_20_Emphasis"><text:span text:style-name="T153">vervolgens </text:span></text:span><text:span text:style-name="Strong_20_Emphasis"><text:span text:style-name="T154">achter</text:span></text:span><text:span text:style-name="Strong_20_Emphasis"><text:span text:style-name="T153"> </text:span></text:span><text:span text:style-name="Strong_20_Emphasis"><text:span text:style-name="T182">Desktop image</text:span></text:span><text:span text:style-name="Strong_20_Emphasis"><text:span text:style-name="T153"> </text:span></text:span><text:span text:style-name="Strong_20_Emphasis"><text:span text:style-name="T154">op </text:span></text:span><text:span text:style-name="Strong_20_Emphasis"><text:span text:style-name="T179">64-bit PC (AMD64) desktop image</text:span></text:span><text:span text:style-name="Strong_20_Emphasis"><text:span text:style-name="T177">.</text:span></text:span><text:span text:style-name="Strong_20_Emphasis"><text:span text:style-name="T153"><text:line-break/></text:span></text:span><text:span text:style-name="Strong_20_Emphasis"><text:span text:style-name="T151">P</text:span></text:span><text:span text:style-name="Strong_20_Emphasis"><text:span text:style-name="T146">laats </text:span></text:span><text:span text:style-name="Strong_20_Emphasis"><text:span text:style-name="T147">een </text:span></text:span><text:span text:style-name="Strong_20_Emphasis"><text:span text:style-name="T148">usb</text:span></text:span><text:span text:style-name="Strong_20_Emphasis"><text:span text:style-name="T147">-stick </text:span></text:span><text:span text:style-name="Strong_20_Emphasis"><text:span text:style-name="T175">va</text:span></text:span><text:span text:style-name="Strong_20_Emphasis"><text:span text:style-name="T155">n </text:span></text:span><text:span text:style-name="Strong_20_Emphasis"><text:span text:style-name="T156">min</text:span></text:span><text:span text:style-name="Strong_20_Emphasis"><text:span text:style-name="T157">imaal</text:span></text:span><text:span text:style-name="Strong_20_Emphasis"><text:span text:style-name="T156"> </text:span></text:span><text:span text:style-name="Strong_20_Emphasis"><text:span text:style-name="T158">4</text:span></text:span><text:span text:style-name="Strong_20_Emphasis"><text:span text:style-name="T156"> GB. <text:line-break/></text:span></text:span><text:span text:style-name="Strong_20_Emphasis"><text:span text:style-name="T176">Zoek</text:span></text:span><text:span text:style-name="Strong_20_Emphasis"><text:span text:style-name="T156"> </text:span></text:span><text:span text:style-name="Strong_20_Emphasis"><text:span text:style-name="T183">s</text:span></text:span><text:span text:style-name="Strong_20_Emphasis"><text:span text:style-name="T184">ch</text:span></text:span><text:span text:style-name="Strong_20_Emphasis"><text:span text:style-name="T156"> en klik op het pictogram van</text:span></text:span><text:span text:style-name="Strong_20_Emphasis"><text:span text:style-name="T159"> </text:span></text:span><text:span text:style-name="Strong_20_Emphasis"><text:span text:style-name="T186">Schijven</text:span></text:span><text:span text:style-name="Strong_20_Emphasis"><text:span text:style-name="T160">. Selecteer de </text:span></text:span><text:span text:style-name="Strong_20_Emphasis"><text:span text:style-name="T161">usb</text:span></text:span><text:span text:style-name="Strong_20_Emphasis"><text:span text:style-name="T160">-stick in de lijst van schijven aan de linkerkant en klik rechtsboven op </text:span></text:span><text:span text:style-name="Strong_20_Emphasis"><text:span text:style-name="T185">Schijfinstellingen</text:span></text:span><text:span text:style-name="Strong_20_Emphasis"><text:span text:style-name="T160"> </text:span></text:span><text:span text:style-name="Strong_20_Emphasis"><text:span text:style-name="T185">⋮</text:span></text:span><text:span text:style-name="Strong_20_Emphasis"><text:span text:style-name="T160"> (icoontje met de drie puntjes).</text:span></text:span></text:p><text:p text:style-name="P67"><text:span text:style-name="Strong_20_Emphasis"><text:span text:style-name="T160"><text:tab/>Kies </text:span></text:span><text:span text:style-name="Strong_20_Emphasis"><text:span text:style-name="T185">Schijfkopie terugzetten</text:span></text:span><text:span text:style-name="Strong_20_Emphasis"><text:span text:style-name="T160"> en selecteer </text:span></text:span><text:span text:style-name="Strong_20_Emphasis"><text:span text:style-name="T162">het net</text:span></text:span><text:span text:style-name="Strong_20_Emphasis"><text:span text:style-name="T163"> gedownloade </text:span></text:span><text:span text:style-name="Strong_20_Emphasis"><text:span text:style-name="T164">cd</text:span></text:span><text:span text:style-name="T19">-beeldbestand </text:span><text:span text:style-name="T20">(.iso)</text:span><text:span text:style-name="Strong_20_Emphasis"><text:span text:style-name="T163">.</text:span></text:span></text:p><text:p text:style-name="P69"><text:span text:style-name="Strong_20_Emphasis"><text:span text:style-name="T160"><text:tab/>Klik op </text:span></text:span><text:span text:style-name="Strong_20_Emphasis"><text:span text:style-name="T185">Terugzetten starten</text:span></text:span><text:span text:style-name="Strong_20_Emphasis"><text:span text:style-name="T160"> en vervolgens op </text:span></text:span><text:span text:style-name="Strong_20_Emphasis"><text:span text:style-name="T185">Terugzetten</text:span></text:span><text:span text:style-name="Strong_20_Emphasis"><text:span text:style-name="T165">.<text:line-break/></text:span></text:span><text:span text:style-name="Strong_20_Emphasis"><text:span text:style-name="T166">O</text:span></text:span><text:span text:style-name="Strong_20_Emphasis"><text:span text:style-name="T147">f </text:span></text:span><text:span text:style-name="Strong_20_Emphasis"><text:span text:style-name="T167">gebruik </text:span></text:span><text:span text:style-name="Strong_20_Emphasis"><text:span text:style-name="T168">het programma </text:span></text:span><text:span text:style-name="Strong_20_Emphasis"><text:span text:style-name="T187">Etche</text:span></text:span><text:span text:style-name="Strong_20_Emphasis"><text:span text:style-name="T188">r</text:span></text:span><text:span text:style-name="Strong_20_Emphasis"><text:span text:style-name="T168"> </text:span></text:span><text:span text:style-name="Strong_20_Emphasis"><text:span text:style-name="T169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169">) </text:span></text:span><text:span text:style-name="Strong_20_Emphasis"><text:span text:style-name="T170">dat </text:span></text:span><text:span text:style-name="Strong_20_Emphasis"><text:span text:style-name="T147">beschikbaar </text:span></text:span><text:span text:style-name="Strong_20_Emphasis"><text:span text:style-name="T170">is </text:span></text:span><text:span text:style-name="Strong_20_Emphasis"><text:span text:style-name="T147">voor </text:span></text:span><text:span text:style-name="Strong_20_Emphasis"><text:span text:style-name="T160">Windows, </text:span></text:span><text:span text:style-name="Strong_20_Emphasis"><text:span text:style-name="T171">mac</text:span></text:span><text:span text:style-name="Strong_20_Emphasis"><text:span text:style-name="T172">OS</text:span></text:span><text:span text:style-name="Strong_20_Emphasis"><text:span text:style-name="T168">, </text:span></text:span><text:span text:style-name="Strong_20_Emphasis"><text:span text:style-name="T169">en </text:span></text:span><text:span text:style-name="Strong_20_Emphasis"><text:span text:style-name="T168">Linux</text:span></text:span><text:span text:style-name="Strong_20_Emphasis"><text:span text:style-name="T173">.</text:span></text:span></text:p></text:note-body></text:note></text:span><text:span text:style-name="T139"> </text:span><text:span text:style-name="T142">of dv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44"><text:span text:style-name="T197">Opstart/</text:span><text:span text:style-name="T198">bootmenu</text:span><text:span text:style-name="T197"> </text:span><text:span text:style-name="T196">via </text:span><text:span text:style-name="Definition"><text:span text:style-name="T358">opstartmenu</text:span></text:span><text:span text:style-name="T196"> </text:span><text:span text:style-name="T199">en</text:span><text:span text:style-name="T196"> </text:span><text:span text:style-name="T197">instellingen/</text:span><text:span text:style-name="T198">setup</text:span><text:span text:style-name="T196"> via </text:span><text:span text:style-name="Definition"><text:span text:style-name="T6">instellingen</text:span></text:span><text:span text:style-name="T19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3"/></text:span></text:p>
          </table:table-cell>
          <table:table-cell table:style-name="_32_._5f_Installatie_5f_uitvoeren.C3" office:value-type="string">
            <text:p text:style-name="P28"><text:span text:style-name="Strong_20_Emphasis"><text:span text:style-name="T57">D</text:span></text:span><text:span text:style-name="Strong_20_Emphasis"><text:span text:style-name="T50">ruk op </text:span></text:span><text:span text:style-name="Strong_20_Emphasis"><text:span text:style-name="T51">de </text:span></text:span><text:span text:style-name="Strong_20_Emphasis"><text:span text:style-name="T52">Enter</text:span></text:span><text:span text:style-name="Strong_20_Emphasis"><text:span text:style-name="T51">-toets </text:span></text:span><text:span text:style-name="Strong_20_Emphasis"><text:span text:style-name="T57">(</text:span></text:span><text:span text:style-name="Strong_20_Emphasis"><text:span text:style-name="T125">Try or Install Ubuntu</text:span></text:span><text:span text:style-name="Strong_20_Emphasis"><text:span text:style-name="T56"> </text:span></text:span><text:span text:style-name="Strong_20_Emphasis"><text:span text:style-name="T57">is reeds geselecteerd)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4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143"><draw:control text:anchor-type="as-char" draw:z-index="18" draw:name="Vorm 6" draw:style-name="gr1" draw:text-style-name="P101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7"><text:span text:style-name="T255">Kies</text:span><text:span text:style-name="T256"> </text:span><text:span text:style-name="T259">Nederlands</text:span><text:span text:style-name="T256"> en klik</text:span><text:span text:style-name="T257"> </text:span><text:span text:style-name="T256">op</text:span><text:span text:style-name="T255"> </text:span><text:span text:style-name="T252">Ubuntu installeren</text:span><text:span text:style-name="T255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6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26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8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5" draw:name="Vorm 1" draw:style-name="gr1" draw:text-style-name="P101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9"><text:span text:style-name="T291">Op </text:span><text:span text:style-name="T292">het </text:span><text:span text:style-name="T290">scherm </text:span><text:span text:style-name="Strong_20_Emphasis"><text:span text:style-name="T290">Wie bent u?</text:span></text:span><text:span text:style-name="T290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0" office:value-type="string">
            <text:p text:style-name="P20"><text:span text:style-name="T297">V</text:span><text:span text:style-name="T291">ul </text:span><text:span text:style-name="T293">in </text:span><text:span text:style-name="Strong_20_Emphasis"><text:span text:style-name="T294">Uw n</text:span></text:span><text:span text:style-name="Strong_20_Emphasis"><text:span text:style-name="T295">aam</text:span></text:span><text:span text:style-name="Strong_20_Emphasis"><text:span text:style-name="T281"> </text:span></text:span><text:span text:style-name="Definition"><text:span text:style-name="T4">gebruiker</text:span></text:span><text:span text:style-name="Strong_20_Emphasis"><text:span text:style-name="T282">, <text:line-break/></text:span></text:span><text:span text:style-name="Strong_20_Emphasis"><text:span text:style-name="T295">Naam </text:span></text:span><text:span text:style-name="Strong_20_Emphasis"><text:span text:style-name="T294">van uw </text:span></text:span><text:span text:style-name="Strong_20_Emphasis"><text:span text:style-name="T296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1">,<text:line-break/></text:span></text:span><text:span text:style-name="Strong_20_Emphasis"><text:span text:style-name="T294">Kies een g</text:span></text:span><text:span text:style-name="Strong_20_Emphasis"><text:span text:style-name="T296">ebruikersnaam</text:span></text:span><text:span text:style-name="Strong_20_Emphasis"><text:span text:style-name="T281"> </text:span></text:span><text:span text:style-name="Definition"><text:span text:style-name="T4">gebruikersnaam</text:span></text:span><text:span text:style-name="Strong_20_Emphasis"><text:span text:style-name="T281">,<text:line-break/></text:span></text:span><text:span text:style-name="Strong_20_Emphasis"><text:span text:style-name="T283">g</text:span></text:span><text:span text:style-name="Strong_20_Emphasis"><text:span text:style-name="T280">eef tweemaal een </text:span></text:span><text:span text:style-name="Strong_20_Emphasis"><text:span text:style-name="T289">wachtwoord</text:span></text:span><text:span text:style-name="Strong_20_Emphasis"><text:span text:style-name="T280">,</text:span></text:span><text:span text:style-name="Strong_20_Emphasis"><text:span text:style-name="T284"> </text:span></text:span><text:span text:style-name="Strong_20_Emphasis"><text:span text:style-name="T285">en</text:span></text:span><text:span text:style-name="Strong_20_Emphasis"><text:span text:style-name="T284"> </text:span></text:span><text:span text:style-name="Strong_20_Emphasis"><text:span text:style-name="T286">k</text:span></text:span><text:span text:style-name="Strong_20_Emphasis"><text:span text:style-name="T280">lik op </text:span></text:span><text:span text:style-name="Strong_20_Emphasis"><text:span text:style-name="T289">Verder</text:span></text:span><text:span text:style-name="Strong_20_Emphasis"><text:span text:style-name="T280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112306336250330" text:continue-numbering="true" text:style-name="L1">
        <text:list-item>
          <text:p text:style-name="P97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10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0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" office:value-type="string">
            <text:p text:style-name="P90"><text:span text:style-name="Strong_20_Emphasis"><text:span text:style-name="T11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><text:span text:style-name="Strong_20_Emphasis"><text:span text:style-name="T62"/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P90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10"><draw:control text:anchor-type="as-char" draw:z-index="9" draw:name="Vorm4_1" draw:style-name="gr1" draw:text-style-name="P101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91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68"><text:span text:style-name="T351">Debian-p</text:span>akket kz plaatst documenten en scripts van Karel Zimmer <text:span text:style-name="T350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92"><text:span text:style-name="Strong_20_Emphasis"><text:span text:style-name="T105">D</text:span></text:span><text:span text:style-name="Strong_20_Emphasis"><text:span text:style-name="T87">ruk</text:span></text:span><text:span text:style-name="Strong_20_Emphasis"><text:span text:style-name="T7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8"><text:note text:id="ftn8" text:note-class="footnote"><text:note-citation>2</text:note-citation><text:note-body><text:p text:style-name="P48"><text:span text:style-name="T217">De </text:span><text:span text:style-name="T218">Super</text:span><text:span text:style-name="T217">-toets is de Windows-toets, Command-toets </text:span><text:span text:style-name="T219">(Apple)</text:span><text:span text:style-name="T217">, of Vergrootglas-toets </text:span><text:span text:style-name="T219">(Chromebook)</text:span><text:span text:style-name="T217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1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63"/></text:span></text:p>
          </table:table-cell>
          <table:table-cell table:style-name="_33_._5f_Installatie_5f_afronden.C7" office:value-type="string">
            <text:p text:style-name="P93"><text:span text:style-name="T5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89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8" office:value-type="string">
            <text:p text:style-name="P94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9" office:value-type="string">
            <text:p text:style-name="P94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61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110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91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3" office:value-type="string">
            <text:p text:style-name="P95"><text:span text:style-name="Strong_20_Emphasis"><text:span text:style-name="T105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7">men</text:span></text:span><text:span text:style-name="Strong_20_Emphasis"><text:span text:style-name="T116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9">Installatiem</text:span></text:span><text:span text:style-name="Strong_20_Emphasis"><text:span text:style-name="T130">enu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3"/></text:span></text:p>
          </table:table-cell>
          <table:table-cell table:style-name="_33_._5f_Installatie_5f_afronden.C14" office:value-type="string">
            <text:p text:style-name="P76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4">3</text:span></text:span><text:span text:style-name="Strong_20_Emphasis"><text:span text:style-name="T114"> </text:span></text:span><text:span text:style-name="Strong_20_Emphasis"><text:span text:style-name="T135">Installatie</text:span></text:span><text:span text:style-name="Strong_20_Emphasis"><text:span text:style-name="T136"> </text:span></text:span><text:span text:style-name="Strong_20_Emphasis"><text:span text:style-name="T137">afrond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3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15" office:value-type="string">
            <text:p text:style-name="P59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84"/></text:span></text:p>
      <text:p text:style-name="P53"><text:span text:style-name="Strong_20_Emphasis"><text:span text:style-name="T71"/></text:span></text:p>
      <text:list xml:id="list112306319081220" text:continue-numbering="true" text:style-name="L1">
        <text:list-item>
          <text:p text:style-name="P100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110"><draw:control text:anchor-type="as-char" draw:z-index="10" draw:name="Vorm40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110"><draw:control text:anchor-type="as-char" draw:z-index="22" draw:name="Vorm40_ 1" draw:style-name="gr1" draw:text-style-name="P101" svg:width="0.35cm" svg:height="0.35cm" draw:control="control23"/></text:span></text:span></text:p>
          </table:table-cell>
          <table:table-cell table:style-name="Tabel2.D1" office:value-type="string">
            <text:p text:style-name="P23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95"><text:note text:id="ftn9" text:note-class="footnote"><text:note-citation>1</text:note-citation><text:note-body><text:p text:style-name="P63"><text:span text:style-name="User_20_Entry"><text:span text:style-name="T200">E</text:span></text:span><text:span text:style-name="User_20_Entry"><text:span text:style-name="T202">ventuele extra </text:span></text:span><text:span text:style-name="Definition"><text:span text:style-name="T356">gebruiker</text:span></text:span><text:span text:style-name="User_20_Entry"><text:span text:style-name="T201">s</text:span></text:span><text:span text:style-name="User_20_Entry"><text:span text:style-name="T202"> aanmelden en dezelfde stappen uitvoeren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110"><draw:control text:anchor-type="as-char" draw:z-index="12" draw:name="Vorm40_2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88"><text:span text:style-name="Strong_20_Emphasis"><text:span text:style-name="T110"><draw:control text:anchor-type="as-char" draw:z-index="23" draw:name="Vorm40_ 2" draw:style-name="gr1" draw:text-style-name="P101" svg:width="0.35cm" svg:height="0.35cm" draw:control="control24"/></text:span></text:span></text:p>
          </table:table-cell>
          <table:table-cell table:style-name="Tabel2.D5" office:value-type="string">
            <text:p text:style-name="P22"><text:span text:style-name="Strong_20_Emphasis"><text:span text:style-name="T96">R</text:span></text:span><text:span text:style-name="Strong_20_Emphasis"><text:span text:style-name="T97">icht </text:span></text:span><text:span text:style-name="Strong_20_Emphasis"><text:span text:style-name="T98">de </text:span></text:span><text:span text:style-name="Strong_20_Emphasis"><text:span text:style-name="T107">gebruiker</text:span></text:span><text:span text:style-name="Strong_20_Emphasis"><text:span text:style-name="T97"> </text:span></text:span><text:span text:style-name="Strong_20_Emphasis"><text:span text:style-name="T99">in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5"><text:span text:style-name="Strong_20_Emphasis"><text:span text:style-name="T106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48"><text:note text:id="ftn10" text:note-class="footnote"><text:note-citation>2</text:note-citation><text:note-body><text:p text:style-name="P49"><text:span text:style-name="T217">De </text:span><text:span text:style-name="T218">Super</text:span><text:span text:style-name="T217">-toets is de Windows-toets, Command-toets </text:span><text:span text:style-name="T219">(Apple)</text:span><text:span text:style-name="T217">, of Vergrootglas-toets </text:span><text:span text:style-name="T219">(Chromebook)</text:span><text:span text:style-name="T217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7">men</text:span></text:span><text:span text:style-name="Strong_20_Emphasis"><text:span text:style-name="T116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9">Installatiem</text:span></text:span><text:span text:style-name="Strong_20_Emphasis"><text:span text:style-name="T130">enu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4">4 </text:span></text:span><text:span text:style-name="Strong_20_Emphasis"><text:span text:style-name="T118">Gebruiker inricht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4">Verder</text:span></text:span><text:span text:style-name="Strong_20_Emphasis"><text:span text:style-name="T103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0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1"><text:span text:style-name="Strong_20_Emphasis"><text:span text:style-name="T100"/></text:span></text:p>
      <text:p text:style-name="P35"/>
      <text:p text:style-name="P35"/>
      <text:p text:style-name="P36"><text:span text:style-name="T211">E</text:span><text:span text:style-name="T212">inde c</text:span><text:span text:style-name="T213">hecklist, </text:span><text:span text:style-name="T214">d</text:span><text:span text:style-name="T213">e installatie van </text:span><text:span text:style-name="Strong_20_Emphasis"><text:span text:style-name="T230"><text:user-field-get text:name="Distro">Ubuntu</text:user-field-get></text:span></text:span><text:span text:style-name="T215"><text:s/></text:span><text:span text:style-name="T216"><text:user-field-get text:name="Version">22.04</text:user-field-get></text:span><text:span text:style-name="Strong_20_Emphasis"><text:span text:style-name="T231"><text:s/></text:span></text:span><text:span text:style-name="Strong_20_Emphasis"><text:span text:style-name="T229">LTS</text:span></text:span><text:span text:style-name="T47"> </text:span><text:span text:style-name="Strong_20_Emphasis"><text:span text:style-name="T138"><text:user-field-get text:name="Edition">desktop</text:user-field-get></text:span></text:span><text:span text:style-name="Strong_20_Emphasis"><text:span text:style-name="T138"><text:s/></text:span></text:span><text:span text:style-name="T213">is voltooid.</text:span></text:p>
      <text:p text:style-name="P17"/>
      <text:p text:style-name="P9"><text:span text:style-name="Emphasis"><text:span text:style-name="T301">Geschreven </text:span></text:span><text:span text:style-name="Emphasis"><text:span text:style-name="T299">d</text:span></text:span><text:span text:style-name="Emphasis"><text:span text:style-name="T30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3">CC0 1.0 Universeel</text:span></text:span></text:a><text:span text:style-name="Emphasis"><text:span text:style-name="T301">,</text:span></text:span><text:span text:style-name="Emphasis"><text:span text:style-name="T298"> </text:span></text:span><text:span text:style-name="Strong_20_Emphasis"><text:span text:style-name="T71"><text:user-field-get style:data-style-name="N0" text:name="Releaseyear">2022</text:user-field-get></text:span></text:span><text:span text:style-name="Emphasis"><text:span text:style-name="T300">-</text:span></text:span><text:span text:style-name="Emphasis"><text:span text:style-name="T300"><text:date style:data-style-name="N10107" text:date-value="2023-07-23T11:23:06.067399126">2023</text:date></text:span></text:span><text:span text:style-name="Emphasis"><text:span text:style-name="T3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23T11:23:05.697539686">23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1:23:05.450495922</dc:date>
    <meta:keyword>Installatie</meta:keyword>
    <meta:keyword>Checklist</meta:keyword>
    <meta:keyword>Linux</meta:keyword>
    <meta:editing-cycles>6705</meta:editing-cycles>
    <meta:editing-duration>P11DT20H49M31S</meta:editing-duration>
    <dc:creator>Karel Zimmer</dc:creator>
    <meta:document-statistic meta:table-count="4" meta:image-count="0" meta:object-count="0" meta:page-count="4" meta:paragraph-count="87" meta:word-count="650" meta:character-count="4508" meta:non-whitespace-character-count="3903"/>
    <meta:user-defined meta:name="Info 1"/>
    <meta:user-defined meta:name="Info 2"/>
    <meta:user-defined meta:name="Info 3"/>
    <meta:user-defined meta:name="Info 4"/>
  </office:meta>
</office:document-meta>
</file>